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7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cm"/>
      <style:paragraph-properties style:writing-mode="lr-tb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1cm" fo:min-width="6.25cm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.75cm" fo:min-width="7.5cm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6cm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1cm" fo:min-width="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cm" svg:y1="7.25cm" svg:x2="28.7cm" svg:y2="7.25cm">
          <text:p/>
        </draw:line>
        <draw:line draw:style-name="gr1" draw:text-style-name="P1" draw:layer="layout" svg:x1="1cm" svg:y1="13.5cm" svg:x2="28.7cm" svg:y2="13.5cm">
          <text:p/>
        </draw:line>
        <draw:line draw:style-name="gr1" draw:text-style-name="P1" draw:layer="layout" svg:x1="2.25cm" svg:y1="1cm" svg:x2="2.25cm" svg:y2="20cm">
          <text:p/>
        </draw:line>
        <draw:frame draw:style-name="gr2" draw:text-style-name="P2" draw:layer="layout" svg:width="4.574cm" svg:height="0.806cm" draw:transform="rotate (1.56730566829091) translate (1.066cm 6.982cm)">
          <draw:text-box>
            <text:p><text:span text:style-name="T1"><text:tab/></text:span><text:span text:style-name="T1">Приход</text:span></text:p>
          </draw:text-box>
        </draw:frame>
        <draw:frame draw:style-name="gr3" draw:text-style-name="P4" draw:layer="layout" svg:width="5.307cm" svg:height="1.361cm" draw:transform="rotate (1.55980075250733) translate (1cm 12.735cm)">
          <draw:text-box>
            <text:p text:style-name="P3"><text:span text:style-name="T1">Движение/перемещение</text:span></text:p>
          </draw:text-box>
        </draw:frame>
        <draw:frame draw:style-name="gr4" draw:text-style-name="P2" draw:layer="layout" svg:width="3.36cm" svg:height="0.806cm" draw:transform="rotate (1.5685273987673) translate (1.029cm 18.414cm)">
          <draw:text-box>
            <text:p><text:span text:style-name="T1">Списание</text:span></text:p>
          </draw:text-box>
        </draw:frame>
        <draw:custom-shape draw:style-name="gr5" draw:text-style-name="P5" draw:layer="layout" svg:width="6.75cm" svg:height="1.25cm" svg:x="2.75cm" svg:y="1.25cm">
          <text:p text:style-name="P3"><text:span text:style-name="T1">Приходный орде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75cm" svg:height="1.25cm" svg:x="2.75cm" svg:y="2.75cm">
          <text:p text:style-name="P6"><text:span text:style-name="T1"><text:s/></text:span><text:span text:style-name="T1">Инвентаризац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75cm" svg:height="1.25cm" svg:x="2.75cm" svg:y="4.25cm">
          <text:p text:style-name="P3"><text:span text:style-name="T1">Приход из производства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cm" svg:height="2cm" svg:x="10.5cm" svg:y="8.75cm">
          <text:p text:style-name="P6"><text:span text:style-name="T1"><text:s/></text:span><text:span text:style-name="T1">Внутреннее перемещ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5cm" svg:height="1cm" svg:x="20.75cm" svg:y="14cm">
          <text:p text:style-name="P3"><text:span text:style-name="T1">Отпуск в производство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5cm" svg:height="1.25cm" svg:x="20.75cm" svg:y="15.25cm">
          <text:p text:style-name="P3"><text:span text:style-name="T1">Списание МТР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5cm" svg:height="1.25cm" svg:x="20.75cm" svg:y="16.75cm">
          <text:p text:style-name="P3"><text:span text:style-name="T1">Накладная на отпуск на сторону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5cm" svg:height="1.25cm" svg:x="20.75cm" svg:y="18.25cm">
          <text:p text:style-name="P3"><text:span text:style-name="T1">Недостача по инвентаризации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75cm" svg:height="1.25cm" svg:x="2.75cm" svg:y="5.75cm">
          <text:p text:style-name="P3"><text:span text:style-name="T1">Возврат из производства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7T09:34:12.259000000</meta:creation-date>
    <dc:date>2023-11-07T16:35:27.610000000</dc:date>
    <meta:editing-duration>PT2H37M6S</meta:editing-duration>
    <meta:editing-cycles>14</meta:editing-cycles>
    <meta:generator>LibreOffice/7.5.5.2$Windows_X86_64 LibreOffice_project/ca8fe7424262805f223b9a2334bc7181abbcbf5e</meta:generator>
    <meta:document-statistic meta:object-count="15"/>
  </office:meta>
</office:document-meta>
</file>